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Addi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65578556263" calcext:value-type="float">
            <text:p>0.0365578556</text:p>
          </table:table-cell>
          <table:table-cell office:value-type="float" office:value="8.60649677019011" calcext:value-type="float">
            <text:p>8.606496770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8094475377" calcext:value-type="float">
            <text:p>0.0148094475</text:p>
          </table:table-cell>
          <table:table-cell office:value-type="float" office:value="8.20938395693369" calcext:value-type="float">
            <text:p>8.2093839569</text:p>
          </table:table-cell>
          <table:table-cell table:number-columns-repeated="3"/>
        </table:table-row>
        <table:table-row table:style-name="ro1">
          <table:table-cell office:value-type="float" office:value="0.0176735832474" calcext:value-type="float">
            <text:p>0.0176735832</text:p>
          </table:table-cell>
          <table:table-cell office:value-type="float" office:value="34.5118321856695" calcext:value-type="float">
            <text:p>34.5118321857</text:p>
          </table:table-cell>
          <table:table-cell table:number-columns-repeated="3"/>
        </table:table-row>
        <table:table-row table:style-name="ro1">
          <table:table-cell office:value-type="float" office:value="0.00695906857406" calcext:value-type="float">
            <text:p>0.0069590686</text:p>
          </table:table-cell>
          <table:table-cell office:value-type="float" office:value="0.879939759887279" calcext:value-type="float">
            <text:p>0.8799397599</text:p>
          </table:table-cell>
          <table:table-cell table:number-columns-repeated="3"/>
        </table:table-row>
        <table:table-row table:style-name="ro1">
          <table:table-cell office:value-type="float" office:value="0.00262024407753" calcext:value-type="float">
            <text:p>0.0026202441</text:p>
          </table:table-cell>
          <table:table-cell office:value-type="float" office:value="19.3440913183068" calcext:value-type="float">
            <text:p>19.3440913183</text:p>
          </table:table-cell>
          <table:table-cell table:number-columns-repeated="3"/>
        </table:table-row>
        <table:table-row table:style-name="ro1">
          <table:table-cell office:value-type="float" office:value="0.0219308865751" calcext:value-type="float">
            <text:p>0.0219308866</text:p>
          </table:table-cell>
          <table:table-cell office:value-type="float" office:value="33.948817902923" calcext:value-type="float">
            <text:p>33.9488179029</text:p>
          </table:table-cell>
          <table:table-cell table:number-columns-repeated="3"/>
        </table:table-row>
        <table:table-row table:style-name="ro1">
          <table:table-cell office:value-type="float" office:value="0.0316521085752" calcext:value-type="float">
            <text:p>0.0316521086</text:p>
          </table:table-cell>
          <table:table-cell office:value-type="float" office:value="1.67375290109752" calcext:value-type="float">
            <text:p>1.6737529011</text:p>
          </table:table-cell>
          <table:table-cell table:number-columns-repeated="3"/>
        </table:table-row>
        <table:table-row table:style-name="ro1">
          <table:table-cell office:value-type="float" office:value="0.0199383195307" calcext:value-type="float">
            <text:p>0.0199383195</text:p>
          </table:table-cell>
          <table:table-cell office:value-type="float" office:value="4.48153100891862" calcext:value-type="float">
            <text:p>4.4815310089</text:p>
          </table:table-cell>
          <table:table-cell table:number-columns-repeated="3"/>
        </table:table-row>
        <table:table-row table:style-name="ro1">
          <table:table-cell office:value-type="float" office:value="0.0178801675053" calcext:value-type="float">
            <text:p>0.0178801675</text:p>
          </table:table-cell>
          <table:table-cell office:value-type="float" office:value="0.24059793047138" calcext:value-type="float">
            <text:p>0.2405979305</text:p>
          </table:table-cell>
          <table:table-cell table:number-columns-repeated="3"/>
        </table:table-row>
        <table:table-row table:style-name="ro1">
          <table:table-cell office:value-type="float" office:value="0.0250978534285" calcext:value-type="float">
            <text:p>0.0250978534</text:p>
          </table:table-cell>
          <table:table-cell office:value-type="float" office:value="4.99243459502372" calcext:value-type="float">
            <text:p>4.992434595</text:p>
          </table:table-cell>
          <table:table-cell table:number-columns-repeated="3"/>
        </table:table-row>
        <table:table-row table:style-name="ro1">
          <table:table-cell office:value-type="float" office:value="0.00919224535748" calcext:value-type="float">
            <text:p>0.0091922454</text:p>
          </table:table-cell>
          <table:table-cell office:value-type="float" office:value="6.35090163934238" calcext:value-type="float">
            <text:p>6.3509016393</text:p>
          </table:table-cell>
          <table:table-cell table:number-columns-repeated="3"/>
        </table:table-row>
        <table:table-row table:style-name="ro1">
          <table:table-cell office:value-type="float" office:value="0.020371858758" calcext:value-type="float">
            <text:p>0.0203718588</text:p>
          </table:table-cell>
          <table:table-cell office:value-type="float" office:value="0.14376319310279" calcext:value-type="float">
            <text:p>0.1437631931</text:p>
          </table:table-cell>
          <table:table-cell table:number-columns-repeated="3"/>
        </table:table-row>
        <table:table-row table:style-name="ro1">
          <table:table-cell office:value-type="float" office:value="0.0394582099842" calcext:value-type="float">
            <text:p>0.03945821</text:p>
          </table:table-cell>
          <table:table-cell office:value-type="float" office:value="12.896005162657" calcext:value-type="float">
            <text:p>12.8960051627</text:p>
          </table:table-cell>
          <table:table-cell table:number-columns-repeated="3"/>
        </table:table-row>
        <table:table-row table:style-name="ro1">
          <table:table-cell office:value-type="float" office:value="0.0232993197279" calcext:value-type="float">
            <text:p>0.0232993197</text:p>
          </table:table-cell>
          <table:table-cell office:value-type="float" office:value="0.170734360025492" calcext:value-type="float">
            <text:p>0.17073436</text:p>
          </table:table-cell>
          <table:table-cell table:number-columns-repeated="3"/>
        </table:table-row>
        <table:table-row table:style-name="ro1">
          <table:table-cell office:value-type="float" office:value="0.0204072578856" calcext:value-type="float">
            <text:p>0.0204072579</text:p>
          </table:table-cell>
          <table:table-cell office:value-type="float" office:value="8.92486949509739" calcext:value-type="float">
            <text:p>8.9248694951</text:p>
          </table:table-cell>
          <table:table-cell table:number-columns-repeated="3"/>
        </table:table-row>
        <table:table-row table:style-name="ro1">
          <table:table-cell office:value-type="float" office:value="0.0502227622519" calcext:value-type="float">
            <text:p>0.0502227623</text:p>
          </table:table-cell>
          <table:table-cell office:value-type="float" office:value="2.16164027184199" calcext:value-type="float">
            <text:p>2.1616402718</text:p>
          </table:table-cell>
          <table:table-cell table:number-columns-repeated="3"/>
        </table:table-row>
        <table:table-row table:style-name="ro1">
          <table:table-cell office:value-type="float" office:value="0.0145001571833" calcext:value-type="float">
            <text:p>0.0145001572</text:p>
          </table:table-cell>
          <table:table-cell office:value-type="float" office:value="14.4807688521861" calcext:value-type="float">
            <text:p>14.4807688522</text:p>
          </table:table-cell>
          <table:table-cell table:number-columns-repeated="3"/>
        </table:table-row>
        <table:table-row table:style-name="ro1">
          <table:table-cell office:value-type="float" office:value="0.057452334199" calcext:value-type="float">
            <text:p>0.0574523342</text:p>
          </table:table-cell>
          <table:table-cell office:value-type="float" office:value="37.5253911302008" calcext:value-type="float">
            <text:p>37.5253911302</text:p>
          </table:table-cell>
          <table:table-cell table:number-columns-repeated="3"/>
        </table:table-row>
        <table:table-row table:style-name="ro1">
          <table:table-cell office:value-type="float" office:value="0.0130998005334" calcext:value-type="float">
            <text:p>0.0130998005</text:p>
          </table:table-cell>
          <table:table-cell office:value-type="float" office:value="9.02293635158288" calcext:value-type="float">
            <text:p>9.0229363516</text:p>
          </table:table-cell>
          <table:table-cell table:number-columns-repeated="3"/>
        </table:table-row>
        <table:table-row table:style-name="ro1">
          <table:table-cell office:value-type="float" office:value="0.00807051909892" calcext:value-type="float">
            <text:p>0.0080705191</text:p>
          </table:table-cell>
          <table:table-cell office:value-type="float" office:value="22.028285372165" calcext:value-type="float">
            <text:p>22.0282853722</text:p>
          </table:table-cell>
          <table:table-cell table:number-columns-repeated="3"/>
        </table:table-row>
        <table:table-row table:style-name="ro1">
          <table:table-cell office:value-type="float" office:value="0.00256607646908" calcext:value-type="float">
            <text:p>0.0025660765</text:p>
          </table:table-cell>
          <table:table-cell office:value-type="float" office:value="22.6427022496286" calcext:value-type="float">
            <text:p>22.6427022496</text:p>
          </table:table-cell>
          <table:table-cell table:number-columns-repeated="3"/>
        </table:table-row>
        <table:table-row table:style-name="ro1">
          <table:table-cell office:value-type="float" office:value="0.0226423005696" calcext:value-type="float">
            <text:p>0.0226423006</text:p>
          </table:table-cell>
          <table:table-cell office:value-type="float" office:value="10.2134484621934" calcext:value-type="float">
            <text:p>10.2134484622</text:p>
          </table:table-cell>
          <table:table-cell table:number-columns-repeated="3"/>
        </table:table-row>
        <table:table-row table:style-name="ro1">
          <table:table-cell office:value-type="float" office:value="0.0239258053377" calcext:value-type="float">
            <text:p>0.0239258053</text:p>
          </table:table-cell>
          <table:table-cell office:value-type="float" office:value="29.5849707997853" calcext:value-type="float">
            <text:p>29.5849707998</text:p>
          </table:table-cell>
          <table:table-cell table:number-columns-repeated="3"/>
        </table:table-row>
        <table:table-row table:style-name="ro1">
          <table:table-cell office:value-type="float" office:value="0.0402710220008" calcext:value-type="float">
            <text:p>0.040271022</text:p>
          </table:table-cell>
          <table:table-cell office:value-type="float" office:value="16.7847281848429" calcext:value-type="float">
            <text:p>16.7847281848</text:p>
          </table:table-cell>
          <table:table-cell table:number-columns-repeated="3"/>
        </table:table-row>
        <table:table-row table:style-name="ro1">
          <table:table-cell office:value-type="float" office:value="0.051793903426" calcext:value-type="float">
            <text:p>0.0517939034</text:p>
          </table:table-cell>
          <table:table-cell office:value-type="float" office:value="2.98004657103628" calcext:value-type="float">
            <text:p>2.980046571</text:p>
          </table:table-cell>
          <table:table-cell table:number-columns-repeated="3"/>
        </table:table-row>
        <table:table-row table:style-name="ro1">
          <table:table-cell office:value-type="float" office:value="0.0283325720771" calcext:value-type="float">
            <text:p>0.0283325721</text:p>
          </table:table-cell>
          <table:table-cell office:value-type="float" office:value="10.8814679783944" calcext:value-type="float">
            <text:p>10.8814679784</text:p>
          </table:table-cell>
          <table:table-cell table:number-columns-repeated="3"/>
        </table:table-row>
        <table:table-row table:style-name="ro1">
          <table:table-cell office:value-type="float" office:value="0.0384150528774" calcext:value-type="float">
            <text:p>0.0384150529</text:p>
          </table:table-cell>
          <table:table-cell office:value-type="float" office:value="35.932249711162" calcext:value-type="float">
            <text:p>35.9322497112</text:p>
          </table:table-cell>
          <table:table-cell table:number-columns-repeated="3"/>
        </table:table-row>
        <table:table-row table:style-name="ro1">
          <table:table-cell office:value-type="float" office:value="0.0108666899449" calcext:value-type="float">
            <text:p>0.0108666899</text:p>
          </table:table-cell>
          <table:table-cell office:value-type="float" office:value="5.39571979693741" calcext:value-type="float">
            <text:p>5.3957197969</text:p>
          </table:table-cell>
          <table:table-cell table:number-columns-repeated="3"/>
        </table:table-row>
        <table:table-row table:style-name="ro1">
          <table:table-cell office:value-type="float" office:value="0.019719724289" calcext:value-type="float">
            <text:p>0.0197197243</text:p>
          </table:table-cell>
          <table:table-cell office:value-type="float" office:value="8.10920663650794" calcext:value-type="float">
            <text:p>8.1092066365</text:p>
          </table:table-cell>
          <table:table-cell table:number-columns-repeated="3"/>
        </table:table-row>
        <table:table-row table:style-name="ro1">
          <table:table-cell office:value-type="float" office:value="0.0147012824523" calcext:value-type="float">
            <text:p>0.0147012825</text:p>
          </table:table-cell>
          <table:table-cell office:value-type="float" office:value="16.2458008678377" calcext:value-type="float">
            <text:p>16.2458008678</text:p>
          </table:table-cell>
          <table:table-cell table:number-columns-repeated="3"/>
        </table:table-row>
        <table:table-row table:style-name="ro1">
          <table:table-cell office:value-type="float" office:value="0.0184851472805" calcext:value-type="float">
            <text:p>0.0184851473</text:p>
          </table:table-cell>
          <table:table-cell office:value-type="float" office:value="8.28716311123416" calcext:value-type="float">
            <text:p>8.2871631112</text:p>
          </table:table-cell>
          <table:table-cell table:number-columns-repeated="3"/>
        </table:table-row>
        <table:table-row table:style-name="ro1">
          <table:table-cell office:value-type="float" office:value="0.0120347795108" calcext:value-type="float">
            <text:p>0.0120347795</text:p>
          </table:table-cell>
          <table:table-cell office:value-type="float" office:value="7.49415417127262" calcext:value-type="float">
            <text:p>7.4941541713</text:p>
          </table:table-cell>
          <table:table-cell table:number-columns-repeated="3"/>
        </table:table-row>
        <table:table-row table:style-name="ro1">
          <table:table-cell office:value-type="float" office:value="0.00272578593494" calcext:value-type="float">
            <text:p>0.0027257859</text:p>
          </table:table-cell>
          <table:table-cell office:value-type="float" office:value="17.9918631933698" calcext:value-type="float">
            <text:p>17.9918631934</text:p>
          </table:table-cell>
          <table:table-cell table:number-columns-repeated="3"/>
        </table:table-row>
        <table:table-row table:style-name="ro1">
          <table:table-cell office:value-type="float" office:value="0.0222411831627" calcext:value-type="float">
            <text:p>0.0222411832</text:p>
          </table:table-cell>
          <table:table-cell office:value-type="float" office:value="32.3592731968305" calcext:value-type="float">
            <text:p>32.3592731968</text:p>
          </table:table-cell>
          <table:table-cell table:number-columns-repeated="3"/>
        </table:table-row>
        <table:table-row table:style-name="ro1">
          <table:table-cell office:value-type="float" office:value="0.0132316347506" calcext:value-type="float">
            <text:p>0.0132316348</text:p>
          </table:table-cell>
          <table:table-cell office:value-type="float" office:value="8.01413176117896" calcext:value-type="float">
            <text:p>8.0141317612</text:p>
          </table:table-cell>
          <table:table-cell table:number-columns-repeated="3"/>
        </table:table-row>
        <table:table-row table:style-name="ro1">
          <table:table-cell office:value-type="float" office:value="0.0302229837462" calcext:value-type="float">
            <text:p>0.0302229837</text:p>
          </table:table-cell>
          <table:table-cell office:value-type="float" office:value="41.1050903650295" calcext:value-type="float">
            <text:p>41.105090365</text:p>
          </table:table-cell>
          <table:table-cell table:number-columns-repeated="3"/>
        </table:table-row>
        <table:table-row table:style-name="ro1">
          <table:table-cell office:value-type="float" office:value="0.00270846082364" calcext:value-type="float">
            <text:p>0.0027084608</text:p>
          </table:table-cell>
          <table:table-cell office:value-type="float" office:value="33.2529127620992" calcext:value-type="float">
            <text:p>33.2529127621</text:p>
          </table:table-cell>
          <table:table-cell table:number-columns-repeated="3"/>
        </table:table-row>
        <table:table-row table:style-name="ro1">
          <table:table-cell office:value-type="float" office:value="0.0253968253968" calcext:value-type="float">
            <text:p>0.0253968254</text:p>
          </table:table-cell>
          <table:table-cell office:value-type="float" office:value="4.67910841439202" calcext:value-type="float">
            <text:p>4.6791084144</text:p>
          </table:table-cell>
          <table:table-cell table:number-columns-repeated="3"/>
        </table:table-row>
        <table:table-row table:style-name="ro1">
          <table:table-cell office:value-type="float" office:value="0.0108031217562" calcext:value-type="float">
            <text:p>0.0108031218</text:p>
          </table:table-cell>
          <table:table-cell office:value-type="float" office:value="9.95231178499898" calcext:value-type="float">
            <text:p>9.952311785</text:p>
          </table:table-cell>
          <table:table-cell table:number-columns-repeated="3"/>
        </table:table-row>
        <table:table-row table:style-name="ro1">
          <table:table-cell office:value-type="float" office:value="0.00902244313903" calcext:value-type="float">
            <text:p>0.0090224431</text:p>
          </table:table-cell>
          <table:table-cell office:value-type="float" office:value="9.55241949674967" calcext:value-type="float">
            <text:p>9.5524194967</text:p>
          </table:table-cell>
          <table:table-cell table:number-columns-repeated="3"/>
        </table:table-row>
        <table:table-row table:style-name="ro1">
          <table:table-cell office:value-type="float" office:value="0.0158011797698" calcext:value-type="float">
            <text:p>0.0158011798</text:p>
          </table:table-cell>
          <table:table-cell office:value-type="float" office:value="14.9116873988254" calcext:value-type="float">
            <text:p>14.9116873988</text:p>
          </table:table-cell>
          <table:table-cell table:number-columns-repeated="3"/>
        </table:table-row>
        <table:table-row table:style-name="ro1">
          <table:table-cell office:value-type="float" office:value="0.0072374948929" calcext:value-type="float">
            <text:p>0.0072374949</text:p>
          </table:table-cell>
          <table:table-cell office:value-type="float" office:value="10.0068760533895" calcext:value-type="float">
            <text:p>10.0068760534</text:p>
          </table:table-cell>
          <table:table-cell table:number-columns-repeated="3"/>
        </table:table-row>
        <table:table-row table:style-name="ro1">
          <table:table-cell office:value-type="float" office:value="0.0020325203252" calcext:value-type="float">
            <text:p>0.0020325203</text:p>
          </table:table-cell>
          <table:table-cell office:value-type="float" office:value="20.4551511056951" calcext:value-type="float">
            <text:p>20.4551511057</text:p>
          </table:table-cell>
          <table:table-cell table:number-columns-repeated="3"/>
        </table:table-row>
        <table:table-row table:style-name="ro1">
          <table:table-cell office:value-type="float" office:value="0.0166250746898" calcext:value-type="float">
            <text:p>0.0166250747</text:p>
          </table:table-cell>
          <table:table-cell office:value-type="float" office:value="8.40088737437225" calcext:value-type="float">
            <text:p>8.4008873744</text:p>
          </table:table-cell>
          <table:table-cell table:number-columns-repeated="3"/>
        </table:table-row>
        <table:table-row table:style-name="ro1">
          <table:table-cell office:value-type="float" office:value="0.0245576182556" calcext:value-type="float">
            <text:p>0.0245576183</text:p>
          </table:table-cell>
          <table:table-cell office:value-type="float" office:value="50.2148239750945" calcext:value-type="float">
            <text:p>50.2148239751</text:p>
          </table:table-cell>
          <table:table-cell table:number-columns-repeated="3"/>
        </table:table-row>
        <table:table-row table:style-name="ro1">
          <table:table-cell office:value-type="float" office:value="0.0605914355914" calcext:value-type="float">
            <text:p>0.0605914356</text:p>
          </table:table-cell>
          <table:table-cell office:value-type="float" office:value="0.239218705971704" calcext:value-type="float">
            <text:p>0.239218706</text:p>
          </table:table-cell>
          <table:table-cell table:number-columns-repeated="3"/>
        </table:table-row>
        <table:table-row table:style-name="ro1">
          <table:table-cell office:value-type="float" office:value="0.0096676880686" calcext:value-type="float">
            <text:p>0.0096676881</text:p>
          </table:table-cell>
          <table:table-cell office:value-type="float" office:value="7.20724544134626" calcext:value-type="float">
            <text:p>7.2072454413</text:p>
          </table:table-cell>
          <table:table-cell table:number-columns-repeated="3"/>
        </table:table-row>
        <table:table-row table:style-name="ro1">
          <table:table-cell office:value-type="float" office:value="0.0058792957838" calcext:value-type="float">
            <text:p>0.0058792958</text:p>
          </table:table-cell>
          <table:table-cell office:value-type="float" office:value="11.0565764240897" calcext:value-type="float">
            <text:p>11.0565764241</text:p>
          </table:table-cell>
          <table:table-cell table:number-columns-repeated="3"/>
        </table:table-row>
        <table:table-row table:style-name="ro1">
          <table:table-cell office:value-type="float" office:value="0.0111250074445" calcext:value-type="float">
            <text:p>0.0111250074</text:p>
          </table:table-cell>
          <table:table-cell office:value-type="float" office:value="6.87622037732073" calcext:value-type="float">
            <text:p>6.8762203773</text:p>
          </table:table-cell>
          <table:table-cell table:number-columns-repeated="3"/>
        </table:table-row>
        <table:table-row table:style-name="ro1">
          <table:table-cell office:value-type="float" office:value="0.0330959027176" calcext:value-type="float">
            <text:p>0.0330959027</text:p>
          </table:table-cell>
          <table:table-cell office:value-type="float" office:value="5.98763991854466" calcext:value-type="float">
            <text:p>5.9876399185</text:p>
          </table:table-cell>
          <table:table-cell table:number-columns-repeated="3"/>
        </table:table-row>
        <table:table-row table:style-name="ro1">
          <table:table-cell office:value-type="float" office:value="0.0324854787334" calcext:value-type="float">
            <text:p>0.0324854787</text:p>
          </table:table-cell>
          <table:table-cell office:value-type="float" office:value="17.2395422075986" calcext:value-type="float">
            <text:p>17.2395422076</text:p>
          </table:table-cell>
          <table:table-cell table:number-columns-repeated="3"/>
        </table:table-row>
        <table:table-row table:style-name="ro1">
          <table:table-cell office:value-type="float" office:value="0.015947686251" calcext:value-type="float">
            <text:p>0.0159476863</text:p>
          </table:table-cell>
          <table:table-cell office:value-type="float" office:value="7.0445124285157" calcext:value-type="float">
            <text:p>7.0445124285</text:p>
          </table:table-cell>
          <table:table-cell table:number-columns-repeated="3"/>
        </table:table-row>
        <table:table-row table:style-name="ro1">
          <table:table-cell office:value-type="float" office:value="0.00766646768964" calcext:value-type="float">
            <text:p>0.0076664677</text:p>
          </table:table-cell>
          <table:table-cell office:value-type="float" office:value="0.190090048803372" calcext:value-type="float">
            <text:p>0.1900900488</text:p>
          </table:table-cell>
          <table:table-cell table:number-columns-repeated="3"/>
        </table:table-row>
        <table:table-row table:style-name="ro1">
          <table:table-cell office:value-type="float" office:value="0.0204402515723" calcext:value-type="float">
            <text:p>0.0204402516</text:p>
          </table:table-cell>
          <table:table-cell office:value-type="float" office:value="23.7563011571496" calcext:value-type="float">
            <text:p>23.7563011571</text:p>
          </table:table-cell>
          <table:table-cell table:number-columns-repeated="3"/>
        </table:table-row>
        <table:table-row table:style-name="ro1">
          <table:table-cell office:value-type="float" office:value="0.0157212225079" calcext:value-type="float">
            <text:p>0.0157212225</text:p>
          </table:table-cell>
          <table:table-cell office:value-type="float" office:value="0.221404088882704" calcext:value-type="float">
            <text:p>0.2214040889</text:p>
          </table:table-cell>
          <table:table-cell table:number-columns-repeated="3"/>
        </table:table-row>
        <table:table-row table:style-name="ro1">
          <table:table-cell office:value-type="float" office:value="0.01890941073" calcext:value-type="float">
            <text:p>0.0189094107</text:p>
          </table:table-cell>
          <table:table-cell office:value-type="float" office:value="0.141364485074399" calcext:value-type="float">
            <text:p>0.1413644851</text:p>
          </table:table-cell>
          <table:table-cell table:number-columns-repeated="3"/>
        </table:table-row>
        <table:table-row table:style-name="ro1">
          <table:table-cell office:value-type="float" office:value="0.0202580539119" calcext:value-type="float">
            <text:p>0.0202580539</text:p>
          </table:table-cell>
          <table:table-cell office:value-type="float" office:value="14.9519176949906" calcext:value-type="float">
            <text:p>14.951917695</text:p>
          </table:table-cell>
          <table:table-cell table:number-columns-repeated="3"/>
        </table:table-row>
        <table:table-row table:style-name="ro1">
          <table:table-cell office:value-type="float" office:value="0.032562159826" calcext:value-type="float">
            <text:p>0.0325621598</text:p>
          </table:table-cell>
          <table:table-cell office:value-type="float" office:value="10.5628679174661" calcext:value-type="float">
            <text:p>10.5628679175</text:p>
          </table:table-cell>
          <table:table-cell table:number-columns-repeated="3"/>
        </table:table-row>
        <table:table-row table:style-name="ro1">
          <table:table-cell office:value-type="float" office:value="0.00868111474102" calcext:value-type="float">
            <text:p>0.0086811147</text:p>
          </table:table-cell>
          <table:table-cell office:value-type="float" office:value="13.2012984536913" calcext:value-type="float">
            <text:p>13.2012984537</text:p>
          </table:table-cell>
          <table:table-cell table:number-columns-repeated="3"/>
        </table:table-row>
        <table:table-row table:style-name="ro1">
          <table:table-cell office:value-type="float" office:value="0.0303816762446" calcext:value-type="float">
            <text:p>0.0303816762</text:p>
          </table:table-cell>
          <table:table-cell office:value-type="float" office:value="4.9030826745791" calcext:value-type="float">
            <text:p>4.9030826746</text:p>
          </table:table-cell>
          <table:table-cell table:number-columns-repeated="3"/>
        </table:table-row>
        <table:table-row table:style-name="ro1">
          <table:table-cell office:value-type="float" office:value="0.010998852184" calcext:value-type="float">
            <text:p>0.0109988522</text:p>
          </table:table-cell>
          <table:table-cell office:value-type="float" office:value="0.110013083157981" calcext:value-type="float">
            <text:p>0.1100130832</text:p>
          </table:table-cell>
          <table:table-cell table:number-columns-repeated="3"/>
        </table:table-row>
        <table:table-row table:style-name="ro1">
          <table:table-cell office:value-type="float" office:value="0.0147034187704" calcext:value-type="float">
            <text:p>0.0147034188</text:p>
          </table:table-cell>
          <table:table-cell office:value-type="float" office:value="0.19595179110035" calcext:value-type="float">
            <text:p>0.1959517911</text:p>
          </table:table-cell>
          <table:table-cell table:number-columns-repeated="3"/>
        </table:table-row>
        <table:table-row table:style-name="ro1">
          <table:table-cell office:value-type="float" office:value="0.0198977941652" calcext:value-type="float">
            <text:p>0.0198977942</text:p>
          </table:table-cell>
          <table:table-cell office:value-type="float" office:value="7.3455828924081" calcext:value-type="float">
            <text:p>7.3455828924</text:p>
          </table:table-cell>
          <table:table-cell table:number-columns-repeated="3"/>
        </table:table-row>
        <table:table-row table:style-name="ro1">
          <table:table-cell office:value-type="float" office:value="0.0588525503302" calcext:value-type="float">
            <text:p>0.0588525503</text:p>
          </table:table-cell>
          <table:table-cell office:value-type="float" office:value="22.6947941891134" calcext:value-type="float">
            <text:p>22.6947941891</text:p>
          </table:table-cell>
          <table:table-cell table:number-columns-repeated="3"/>
        </table:table-row>
      </table:table>
      <table:table table:name="Deletion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8680745386" calcext:value-type="float">
            <text:p>0.0386807454</text:p>
          </table:table-cell>
          <table:table-cell office:value-type="float" office:value="19.1377515925683" calcext:value-type="float">
            <text:p>19.137751592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6822125388" calcext:value-type="float">
            <text:p>0.0146822125</text:p>
          </table:table-cell>
          <table:table-cell office:value-type="float" office:value="7.73727341703644" calcext:value-type="float">
            <text:p>7.737273417</text:p>
          </table:table-cell>
          <table:table-cell table:number-columns-repeated="3"/>
        </table:table-row>
        <table:table-row table:style-name="ro1">
          <table:table-cell office:value-type="float" office:value="0.0188136870069" calcext:value-type="float">
            <text:p>0.018813687</text:p>
          </table:table-cell>
          <table:table-cell office:value-type="float" office:value="23.9307952618008" calcext:value-type="float">
            <text:p>23.9307952618</text:p>
          </table:table-cell>
          <table:table-cell table:number-columns-repeated="3"/>
        </table:table-row>
        <table:table-row table:style-name="ro1">
          <table:table-cell office:value-type="float" office:value="0.00749256884565" calcext:value-type="float">
            <text:p>0.0074925688</text:p>
          </table:table-cell>
          <table:table-cell office:value-type="float" office:value="17.8630587583383" calcext:value-type="float">
            <text:p>17.8630587583</text:p>
          </table:table-cell>
          <table:table-cell table:number-columns-repeated="3"/>
        </table:table-row>
        <table:table-row table:style-name="ro1">
          <table:table-cell office:value-type="float" office:value="0.00292439887356" calcext:value-type="float">
            <text:p>0.0029243989</text:p>
          </table:table-cell>
          <table:table-cell office:value-type="float" office:value="16.9877764212806" calcext:value-type="float">
            <text:p>16.9877764213</text:p>
          </table:table-cell>
          <table:table-cell table:number-columns-repeated="3"/>
        </table:table-row>
        <table:table-row table:style-name="ro1">
          <table:table-cell office:value-type="float" office:value="0.0233122171946" calcext:value-type="float">
            <text:p>0.0233122172</text:p>
          </table:table-cell>
          <table:table-cell office:value-type="float" office:value="0.11786909914172" calcext:value-type="float">
            <text:p>0.1178690991</text:p>
          </table:table-cell>
          <table:table-cell table:number-columns-repeated="3"/>
        </table:table-row>
        <table:table-row table:style-name="ro1">
          <table:table-cell office:value-type="float" office:value="0.0307977207977" calcext:value-type="float">
            <text:p>0.0307977208</text:p>
          </table:table-cell>
          <table:table-cell office:value-type="float" office:value="10.4274668700276" calcext:value-type="float">
            <text:p>10.42746687</text:p>
          </table:table-cell>
          <table:table-cell table:number-columns-repeated="3"/>
        </table:table-row>
        <table:table-row table:style-name="ro1">
          <table:table-cell office:value-type="float" office:value="0.022011304015" calcext:value-type="float">
            <text:p>0.022011304</text:p>
          </table:table-cell>
          <table:table-cell office:value-type="float" office:value="3.51316510383407" calcext:value-type="float">
            <text:p>3.5131651038</text:p>
          </table:table-cell>
          <table:table-cell table:number-columns-repeated="3"/>
        </table:table-row>
        <table:table-row table:style-name="ro1">
          <table:table-cell office:value-type="float" office:value="0.0179518997814" calcext:value-type="float">
            <text:p>0.0179518998</text:p>
          </table:table-cell>
          <table:table-cell office:value-type="float" office:value="3.06712999867234" calcext:value-type="float">
            <text:p>3.0671299987</text:p>
          </table:table-cell>
          <table:table-cell table:number-columns-repeated="3"/>
        </table:table-row>
        <table:table-row table:style-name="ro1">
          <table:table-cell office:value-type="float" office:value="0.0246212121212" calcext:value-type="float">
            <text:p>0.0246212121</text:p>
          </table:table-cell>
          <table:table-cell office:value-type="float" office:value="6.69160313602586" calcext:value-type="float">
            <text:p>6.691603136</text:p>
          </table:table-cell>
          <table:table-cell table:number-columns-repeated="3"/>
        </table:table-row>
        <table:table-row table:style-name="ro1">
          <table:table-cell office:value-type="float" office:value="0.0083912037037" calcext:value-type="float">
            <text:p>0.0083912037</text:p>
          </table:table-cell>
          <table:table-cell office:value-type="float" office:value="13.99308873428" calcext:value-type="float">
            <text:p>13.9930887343</text:p>
          </table:table-cell>
          <table:table-cell table:number-columns-repeated="3"/>
        </table:table-row>
        <table:table-row table:style-name="ro1">
          <table:table-cell office:value-type="float" office:value="0.0203753889391" calcext:value-type="float">
            <text:p>0.0203753889</text:p>
          </table:table-cell>
          <table:table-cell office:value-type="float" office:value="0.268550451808129" calcext:value-type="float">
            <text:p>0.2685504518</text:p>
          </table:table-cell>
          <table:table-cell table:number-columns-repeated="3"/>
        </table:table-row>
        <table:table-row table:style-name="ro1">
          <table:table-cell office:value-type="float" office:value="0.0473209925867" calcext:value-type="float">
            <text:p>0.0473209926</text:p>
          </table:table-cell>
          <table:table-cell office:value-type="float" office:value="0.228581972224768" calcext:value-type="float">
            <text:p>0.2285819722</text:p>
          </table:table-cell>
          <table:table-cell table:number-columns-repeated="3"/>
        </table:table-row>
        <table:table-row table:style-name="ro1">
          <table:table-cell office:value-type="float" office:value="0.0249117378714" calcext:value-type="float">
            <text:p>0.0249117379</text:p>
          </table:table-cell>
          <table:table-cell office:value-type="float" office:value="0.171802408551886" calcext:value-type="float">
            <text:p>0.1718024086</text:p>
          </table:table-cell>
          <table:table-cell table:number-columns-repeated="3"/>
        </table:table-row>
        <table:table-row table:style-name="ro1">
          <table:table-cell office:value-type="float" office:value="0.0201968927857" calcext:value-type="float">
            <text:p>0.0201968928</text:p>
          </table:table-cell>
          <table:table-cell office:value-type="float" office:value="11.1769797019741" calcext:value-type="float">
            <text:p>11.176979702</text:p>
          </table:table-cell>
          <table:table-cell table:number-columns-repeated="3"/>
        </table:table-row>
        <table:table-row table:style-name="ro1">
          <table:table-cell office:value-type="float" office:value="0.0509399199701" calcext:value-type="float">
            <text:p>0.05093992</text:p>
          </table:table-cell>
          <table:table-cell office:value-type="float" office:value="0.177817430386899" calcext:value-type="float">
            <text:p>0.1778174304</text:p>
          </table:table-cell>
          <table:table-cell table:number-columns-repeated="3"/>
        </table:table-row>
        <table:table-row table:style-name="ro1">
          <table:table-cell office:value-type="float" office:value="0.0120738922204" calcext:value-type="float">
            <text:p>0.0120738922</text:p>
          </table:table-cell>
          <table:table-cell office:value-type="float" office:value="11.0463428598336" calcext:value-type="float">
            <text:p>11.0463428598</text:p>
          </table:table-cell>
          <table:table-cell table:number-columns-repeated="3"/>
        </table:table-row>
        <table:table-row table:style-name="ro1">
          <table:table-cell office:value-type="float" office:value="0.0784450225333" calcext:value-type="float">
            <text:p>0.0784450225</text:p>
          </table:table-cell>
          <table:table-cell office:value-type="float" office:value="24.394395701226" calcext:value-type="float">
            <text:p>24.3943957012</text:p>
          </table:table-cell>
          <table:table-cell table:number-columns-repeated="3"/>
        </table:table-row>
        <table:table-row table:style-name="ro1">
          <table:table-cell office:value-type="float" office:value="0.0129434213854" calcext:value-type="float">
            <text:p>0.0129434214</text:p>
          </table:table-cell>
          <table:table-cell office:value-type="float" office:value="15.7927626902001" calcext:value-type="float">
            <text:p>15.7927626902</text:p>
          </table:table-cell>
          <table:table-cell table:number-columns-repeated="3"/>
        </table:table-row>
        <table:table-row table:style-name="ro1">
          <table:table-cell office:value-type="float" office:value="0.00885096882226" calcext:value-type="float">
            <text:p>0.0088509688</text:p>
          </table:table-cell>
          <table:table-cell office:value-type="float" office:value="0.190396701778977" calcext:value-type="float">
            <text:p>0.1903967018</text:p>
          </table:table-cell>
          <table:table-cell table:number-columns-repeated="3"/>
        </table:table-row>
        <table:table-row table:style-name="ro1">
          <table:table-cell office:value-type="float" office:value="0.00358947852056" calcext:value-type="float">
            <text:p>0.0035894785</text:p>
          </table:table-cell>
          <table:table-cell office:value-type="float" office:value="16.3221032744645" calcext:value-type="float">
            <text:p>16.3221032745</text:p>
          </table:table-cell>
          <table:table-cell table:number-columns-repeated="3"/>
        </table:table-row>
        <table:table-row table:style-name="ro1">
          <table:table-cell office:value-type="float" office:value="0.023233985494" calcext:value-type="float">
            <text:p>0.0232339855</text:p>
          </table:table-cell>
          <table:table-cell office:value-type="float" office:value="4.08461400750337" calcext:value-type="float">
            <text:p>4.0846140075</text:p>
          </table:table-cell>
          <table:table-cell table:number-columns-repeated="3"/>
        </table:table-row>
        <table:table-row table:style-name="ro1">
          <table:table-cell office:value-type="float" office:value="0.02457248365" calcext:value-type="float">
            <text:p>0.0245724837</text:p>
          </table:table-cell>
          <table:table-cell office:value-type="float" office:value="38.8063290970346" calcext:value-type="float">
            <text:p>38.806329097</text:p>
          </table:table-cell>
          <table:table-cell table:number-columns-repeated="3"/>
        </table:table-row>
        <table:table-row table:style-name="ro1">
          <table:table-cell office:value-type="float" office:value="0.0427970467033" calcext:value-type="float">
            <text:p>0.0427970467</text:p>
          </table:table-cell>
          <table:table-cell office:value-type="float" office:value="29.2946836764973" calcext:value-type="float">
            <text:p>29.2946836765</text:p>
          </table:table-cell>
          <table:table-cell table:number-columns-repeated="3"/>
        </table:table-row>
        <table:table-row table:style-name="ro1">
          <table:table-cell office:value-type="float" office:value="0.0546474658687" calcext:value-type="float">
            <text:p>0.0546474659</text:p>
          </table:table-cell>
          <table:table-cell office:value-type="float" office:value="2.77125805486189" calcext:value-type="float">
            <text:p>2.7712580549</text:p>
          </table:table-cell>
          <table:table-cell table:number-columns-repeated="3"/>
        </table:table-row>
        <table:table-row table:style-name="ro1">
          <table:table-cell office:value-type="float" office:value="0.0288378493113" calcext:value-type="float">
            <text:p>0.0288378493</text:p>
          </table:table-cell>
          <table:table-cell office:value-type="float" office:value="7.50376461186907" calcext:value-type="float">
            <text:p>7.5037646119</text:p>
          </table:table-cell>
          <table:table-cell table:number-columns-repeated="3"/>
        </table:table-row>
        <table:table-row table:style-name="ro1">
          <table:table-cell office:value-type="float" office:value="0.0390406395736" calcext:value-type="float">
            <text:p>0.0390406396</text:p>
          </table:table-cell>
          <table:table-cell office:value-type="float" office:value="24.4363687438473" calcext:value-type="float">
            <text:p>24.4363687438</text:p>
          </table:table-cell>
          <table:table-cell table:number-columns-repeated="3"/>
        </table:table-row>
        <table:table-row table:style-name="ro1">
          <table:table-cell office:value-type="float" office:value="0.0105777230344" calcext:value-type="float">
            <text:p>0.010577723</text:p>
          </table:table-cell>
          <table:table-cell office:value-type="float" office:value="0.211676611342844" calcext:value-type="float">
            <text:p>0.2116766113</text:p>
          </table:table-cell>
          <table:table-cell table:number-columns-repeated="3"/>
        </table:table-row>
        <table:table-row table:style-name="ro1">
          <table:table-cell office:value-type="float" office:value="0.0199886050707" calcext:value-type="float">
            <text:p>0.0199886051</text:p>
          </table:table-cell>
          <table:table-cell office:value-type="float" office:value="3.41482146408496" calcext:value-type="float">
            <text:p>3.4148214641</text:p>
          </table:table-cell>
          <table:table-cell table:number-columns-repeated="3"/>
        </table:table-row>
        <table:table-row table:style-name="ro1">
          <table:table-cell office:value-type="float" office:value="0.016311369509" calcext:value-type="float">
            <text:p>0.0163113695</text:p>
          </table:table-cell>
          <table:table-cell office:value-type="float" office:value="8.5236838761057" calcext:value-type="float">
            <text:p>8.5236838761</text:p>
          </table:table-cell>
          <table:table-cell table:number-columns-repeated="3"/>
        </table:table-row>
        <table:table-row table:style-name="ro1">
          <table:table-cell office:value-type="float" office:value="0.0252380952381" calcext:value-type="float">
            <text:p>0.0252380952</text:p>
          </table:table-cell>
          <table:table-cell office:value-type="float" office:value="29.130544151607" calcext:value-type="float">
            <text:p>29.1305441516</text:p>
          </table:table-cell>
          <table:table-cell table:number-columns-repeated="3"/>
        </table:table-row>
        <table:table-row table:style-name="ro1">
          <table:table-cell office:value-type="float" office:value="0.0115602327992" calcext:value-type="float">
            <text:p>0.0115602328</text:p>
          </table:table-cell>
          <table:table-cell office:value-type="float" office:value="11.1228970898435" calcext:value-type="float">
            <text:p>11.1228970898</text:p>
          </table:table-cell>
          <table:table-cell table:number-columns-repeated="3"/>
        </table:table-row>
        <table:table-row table:style-name="ro1">
          <table:table-cell office:value-type="float" office:value="0.00305922215316" calcext:value-type="float">
            <text:p>0.0030592222</text:p>
          </table:table-cell>
          <table:table-cell office:value-type="float" office:value="26.3262223578073" calcext:value-type="float">
            <text:p>26.3262223578</text:p>
          </table:table-cell>
          <table:table-cell table:number-columns-repeated="3"/>
        </table:table-row>
        <table:table-row table:style-name="ro1">
          <table:table-cell office:value-type="float" office:value="0.0243137535475" calcext:value-type="float">
            <text:p>0.0243137535</text:p>
          </table:table-cell>
          <table:table-cell office:value-type="float" office:value="5.15615207624906" calcext:value-type="float">
            <text:p>5.1561520762</text:p>
          </table:table-cell>
          <table:table-cell table:number-columns-repeated="3"/>
        </table:table-row>
        <table:table-row table:style-name="ro1">
          <table:table-cell office:value-type="float" office:value="0.0139426284189" calcext:value-type="float">
            <text:p>0.0139426284</text:p>
          </table:table-cell>
          <table:table-cell office:value-type="float" office:value="7.98759794738902" calcext:value-type="float">
            <text:p>7.9875979474</text:p>
          </table:table-cell>
          <table:table-cell table:number-columns-repeated="3"/>
        </table:table-row>
        <table:table-row table:style-name="ro1">
          <table:table-cell office:value-type="float" office:value="0.0318786635776" calcext:value-type="float">
            <text:p>0.0318786636</text:p>
          </table:table-cell>
          <table:table-cell office:value-type="float" office:value="5.42339596566" calcext:value-type="float">
            <text:p>5.4233959657</text:p>
          </table:table-cell>
          <table:table-cell table:number-columns-repeated="3"/>
        </table:table-row>
        <table:table-row table:style-name="ro1">
          <table:table-cell office:value-type="float" office:value="0.00229963570128" calcext:value-type="float">
            <text:p>0.0022996357</text:p>
          </table:table-cell>
          <table:table-cell office:value-type="float" office:value="21.6803656590125" calcext:value-type="float">
            <text:p>21.680365659</text:p>
          </table:table-cell>
          <table:table-cell table:number-columns-repeated="3"/>
        </table:table-row>
        <table:table-row table:style-name="ro1">
          <table:table-cell office:value-type="float" office:value="0.0257099450742" calcext:value-type="float">
            <text:p>0.0257099451</text:p>
          </table:table-cell>
          <table:table-cell office:value-type="float" office:value="9.37188996438028" calcext:value-type="float">
            <text:p>9.3718899644</text:p>
          </table:table-cell>
          <table:table-cell table:number-columns-repeated="3"/>
        </table:table-row>
        <table:table-row table:style-name="ro1">
          <table:table-cell office:value-type="float" office:value="0.0102793471438" calcext:value-type="float">
            <text:p>0.0102793471</text:p>
          </table:table-cell>
          <table:table-cell office:value-type="float" office:value="7.57356300095609" calcext:value-type="float">
            <text:p>7.573563001</text:p>
          </table:table-cell>
          <table:table-cell table:number-columns-repeated="3"/>
        </table:table-row>
        <table:table-row table:style-name="ro1">
          <table:table-cell office:value-type="float" office:value="0.0101424553962" calcext:value-type="float">
            <text:p>0.0101424554</text:p>
          </table:table-cell>
          <table:table-cell office:value-type="float" office:value="10.7297331525436" calcext:value-type="float">
            <text:p>10.7297331525</text:p>
          </table:table-cell>
          <table:table-cell table:number-columns-repeated="3"/>
        </table:table-row>
        <table:table-row table:style-name="ro1">
          <table:table-cell office:value-type="float" office:value="0.0181534022602" calcext:value-type="float">
            <text:p>0.0181534023</text:p>
          </table:table-cell>
          <table:table-cell office:value-type="float" office:value="7.90630730342617" calcext:value-type="float">
            <text:p>7.9063073034</text:p>
          </table:table-cell>
          <table:table-cell table:number-columns-repeated="3"/>
        </table:table-row>
        <table:table-row table:style-name="ro1">
          <table:table-cell office:value-type="float" office:value="0.00772850657279" calcext:value-type="float">
            <text:p>0.0077285066</text:p>
          </table:table-cell>
          <table:table-cell office:value-type="float" office:value="8.1979221695733" calcext:value-type="float">
            <text:p>8.1979221696</text:p>
          </table:table-cell>
          <table:table-cell table:number-columns-repeated="3"/>
        </table:table-row>
        <table:table-row table:style-name="ro1">
          <table:table-cell office:value-type="float" office:value="0.0027951850683" calcext:value-type="float">
            <text:p>0.0027951851</text:p>
          </table:table-cell>
          <table:table-cell office:value-type="float" office:value="22.8877760207918" calcext:value-type="float">
            <text:p>22.8877760208</text:p>
          </table:table-cell>
          <table:table-cell table:number-columns-repeated="3"/>
        </table:table-row>
        <table:table-row table:style-name="ro1">
          <table:table-cell office:value-type="float" office:value="0.0164621008546" calcext:value-type="float">
            <text:p>0.0164621009</text:p>
          </table:table-cell>
          <table:table-cell office:value-type="float" office:value="19.2611328118659" calcext:value-type="float">
            <text:p>19.2611328119</text:p>
          </table:table-cell>
          <table:table-cell table:number-columns-repeated="3"/>
        </table:table-row>
        <table:table-row table:style-name="ro1">
          <table:table-cell office:value-type="float" office:value="0.0260727009048" calcext:value-type="float">
            <text:p>0.0260727009</text:p>
          </table:table-cell>
          <table:table-cell office:value-type="float" office:value="30.955386418195" calcext:value-type="float">
            <text:p>30.9553864182</text:p>
          </table:table-cell>
          <table:table-cell table:number-columns-repeated="3"/>
        </table:table-row>
        <table:table-row table:style-name="ro1">
          <table:table-cell office:value-type="float" office:value="0.0768322111409" calcext:value-type="float">
            <text:p>0.0768322111</text:p>
          </table:table-cell>
          <table:table-cell office:value-type="float" office:value="21.6986492123659" calcext:value-type="float">
            <text:p>21.6986492124</text:p>
          </table:table-cell>
          <table:table-cell table:number-columns-repeated="3"/>
        </table:table-row>
        <table:table-row table:style-name="ro1">
          <table:table-cell office:value-type="float" office:value="0.00977151367649" calcext:value-type="float">
            <text:p>0.0097715137</text:p>
          </table:table-cell>
          <table:table-cell office:value-type="float" office:value="24.2447373187106" calcext:value-type="float">
            <text:p>24.2447373187</text:p>
          </table:table-cell>
          <table:table-cell table:number-columns-repeated="3"/>
        </table:table-row>
        <table:table-row table:style-name="ro1">
          <table:table-cell office:value-type="float" office:value="0.00528605433801" calcext:value-type="float">
            <text:p>0.0052860543</text:p>
          </table:table-cell>
          <table:table-cell office:value-type="float" office:value="0.212727680366937" calcext:value-type="float">
            <text:p>0.2127276804</text:p>
          </table:table-cell>
          <table:table-cell table:number-columns-repeated="3"/>
        </table:table-row>
        <table:table-row table:style-name="ro1">
          <table:table-cell office:value-type="float" office:value="0.0135026051222" calcext:value-type="float">
            <text:p>0.0135026051</text:p>
          </table:table-cell>
          <table:table-cell office:value-type="float" office:value="0.101235650530759" calcext:value-type="float">
            <text:p>0.1012356505</text:p>
          </table:table-cell>
          <table:table-cell table:number-columns-repeated="3"/>
        </table:table-row>
        <table:table-row table:style-name="ro1">
          <table:table-cell office:value-type="float" office:value="0.0382171104894" calcext:value-type="float">
            <text:p>0.0382171105</text:p>
          </table:table-cell>
          <table:table-cell office:value-type="float" office:value="2.26109881078663" calcext:value-type="float">
            <text:p>2.2610988108</text:p>
          </table:table-cell>
          <table:table-cell table:number-columns-repeated="3"/>
        </table:table-row>
        <table:table-row table:style-name="ro1">
          <table:table-cell office:value-type="float" office:value="0.0356027247751" calcext:value-type="float">
            <text:p>0.0356027248</text:p>
          </table:table-cell>
          <table:table-cell office:value-type="float" office:value="36.3634029135749" calcext:value-type="float">
            <text:p>36.3634029136</text:p>
          </table:table-cell>
          <table:table-cell table:number-columns-repeated="3"/>
        </table:table-row>
        <table:table-row table:style-name="ro1">
          <table:table-cell office:value-type="float" office:value="0.0148382221612" calcext:value-type="float">
            <text:p>0.0148382222</text:p>
          </table:table-cell>
          <table:table-cell office:value-type="float" office:value="23.3278105914815" calcext:value-type="float">
            <text:p>23.3278105915</text:p>
          </table:table-cell>
          <table:table-cell table:number-columns-repeated="3"/>
        </table:table-row>
        <table:table-row table:style-name="ro1">
          <table:table-cell office:value-type="float" office:value="0.00695458159765" calcext:value-type="float">
            <text:p>0.0069545816</text:p>
          </table:table-cell>
          <table:table-cell office:value-type="float" office:value="8.86922970486782" calcext:value-type="float">
            <text:p>8.8692297049</text:p>
          </table:table-cell>
          <table:table-cell table:number-columns-repeated="3"/>
        </table:table-row>
        <table:table-row table:style-name="ro1">
          <table:table-cell office:value-type="float" office:value="0.0170036365442" calcext:value-type="float">
            <text:p>0.0170036365</text:p>
          </table:table-cell>
          <table:table-cell office:value-type="float" office:value="9.29111250940293" calcext:value-type="float">
            <text:p>9.2911125094</text:p>
          </table:table-cell>
          <table:table-cell table:number-columns-repeated="3"/>
        </table:table-row>
        <table:table-row table:style-name="ro1">
          <table:table-cell office:value-type="float" office:value="0.0189751070315" calcext:value-type="float">
            <text:p>0.018975107</text:p>
          </table:table-cell>
          <table:table-cell office:value-type="float" office:value="20.5074454578969" calcext:value-type="float">
            <text:p>20.5074454579</text:p>
          </table:table-cell>
          <table:table-cell table:number-columns-repeated="3"/>
        </table:table-row>
        <table:table-row table:style-name="ro1">
          <table:table-cell office:value-type="float" office:value="0.0186705295348" calcext:value-type="float">
            <text:p>0.0186705295</text:p>
          </table:table-cell>
          <table:table-cell office:value-type="float" office:value="13.234291257656" calcext:value-type="float">
            <text:p>13.2342912577</text:p>
          </table:table-cell>
          <table:table-cell table:number-columns-repeated="3"/>
        </table:table-row>
        <table:table-row table:style-name="ro1">
          <table:table-cell office:value-type="float" office:value="0.0231597961422" calcext:value-type="float">
            <text:p>0.0231597961</text:p>
          </table:table-cell>
          <table:table-cell office:value-type="float" office:value="5.38259139103855" calcext:value-type="float">
            <text:p>5.382591391</text:p>
          </table:table-cell>
          <table:table-cell table:number-columns-repeated="3"/>
        </table:table-row>
        <table:table-row table:style-name="ro1">
          <table:table-cell office:value-type="float" office:value="0.0314684812725" calcext:value-type="float">
            <text:p>0.0314684813</text:p>
          </table:table-cell>
          <table:table-cell office:value-type="float" office:value="4.2767810440884" calcext:value-type="float">
            <text:p>4.2767810441</text:p>
          </table:table-cell>
          <table:table-cell table:number-columns-repeated="3"/>
        </table:table-row>
        <table:table-row table:style-name="ro1">
          <table:table-cell office:value-type="float" office:value="0.00767841011743" calcext:value-type="float">
            <text:p>0.0076784101</text:p>
          </table:table-cell>
          <table:table-cell office:value-type="float" office:value="13.1849866136958" calcext:value-type="float">
            <text:p>13.1849866137</text:p>
          </table:table-cell>
          <table:table-cell table:number-columns-repeated="3"/>
        </table:table-row>
        <table:table-row table:style-name="ro1">
          <table:table-cell office:value-type="float" office:value="0.0367175403672" calcext:value-type="float">
            <text:p>0.0367175404</text:p>
          </table:table-cell>
          <table:table-cell office:value-type="float" office:value="0.152970526834365" calcext:value-type="float">
            <text:p>0.1529705268</text:p>
          </table:table-cell>
          <table:table-cell table:number-columns-repeated="3"/>
        </table:table-row>
        <table:table-row table:style-name="ro1">
          <table:table-cell office:value-type="float" office:value="0.0116669247845" calcext:value-type="float">
            <text:p>0.0116669248</text:p>
          </table:table-cell>
          <table:table-cell office:value-type="float" office:value="5.59158644753359" calcext:value-type="float">
            <text:p>5.5915864475</text:p>
          </table:table-cell>
          <table:table-cell table:number-columns-repeated="3"/>
        </table:table-row>
        <table:table-row table:style-name="ro1">
          <table:table-cell office:value-type="float" office:value="0.0154105721839" calcext:value-type="float">
            <text:p>0.0154105722</text:p>
          </table:table-cell>
          <table:table-cell office:value-type="float" office:value="41.8412770650933" calcext:value-type="float">
            <text:p>41.8412770651</text:p>
          </table:table-cell>
          <table:table-cell table:number-columns-repeated="3"/>
        </table:table-row>
        <table:table-row table:style-name="ro1">
          <table:table-cell office:value-type="float" office:value="0.0196189169928" calcext:value-type="float">
            <text:p>0.019618917</text:p>
          </table:table-cell>
          <table:table-cell office:value-type="float" office:value="0.246095324849066" calcext:value-type="float">
            <text:p>0.2460953248</text:p>
          </table:table-cell>
          <table:table-cell table:number-columns-repeated="3"/>
        </table:table-row>
        <table:table-row table:style-name="ro1">
          <table:table-cell office:value-type="float" office:value="0.0692866590567" calcext:value-type="float">
            <text:p>0.0692866591</text:p>
          </table:table-cell>
          <table:table-cell office:value-type="float" office:value="16.1073109185593" calcext:value-type="float">
            <text:p>16.1073109186</text:p>
          </table:table-cell>
          <table:table-cell table:number-columns-repeated="3"/>
        </table:table-row>
      </table:table>
      <table:table table:name="clean" table:style-name="ta1"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table:style-name="Default"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000357327901949" calcext:value-type="float">
            <text:p>3.57E-05</text:p>
          </table:table-cell>
          <table:table-cell office:value-type="float" office:value="7.35785162351772" calcext:value-type="float">
            <text:p>7.357851623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61715018516" calcext:value-type="float">
            <text:p>2.62E-05</text:p>
          </table:table-cell>
          <table:table-cell office:value-type="float" office:value="45.2534414838487" calcext:value-type="float">
            <text:p>45.2534414838</text:p>
          </table:table-cell>
          <table:table-cell table:number-columns-repeated="3"/>
        </table:table-row>
        <table:table-row table:style-name="ro1">
          <table:table-cell office:value-type="float" office:value="0.0000991237460846" calcext:value-type="float">
            <text:p>9.91E-05</text:p>
          </table:table-cell>
          <table:table-cell office:value-type="float" office:value="24.7074956807177" calcext:value-type="float">
            <text:p>24.7074956807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4.7074956807177" calcext:value-type="float">
            <text:p>24.7074956807</text:p>
          </table:table-cell>
          <table:table-cell table:number-columns-repeated="3"/>
        </table:table-row>
        <table:table-row table:style-name="ro1">
          <table:table-cell office:value-type="float" office:value="0.0000120345632657" calcext:value-type="float">
            <text:p>1.20E-05</text:p>
          </table:table-cell>
          <table:table-cell office:value-type="float" office:value="16.3397391717846" calcext:value-type="float">
            <text:p>16.3397391718</text:p>
          </table:table-cell>
          <table:table-cell table:number-columns-repeated="3"/>
        </table:table-row>
        <table:table-row table:style-name="ro1">
          <table:table-cell office:value-type="float" office:value="0.0000241327300151" calcext:value-type="float">
            <text:p>2.41E-05</text:p>
          </table:table-cell>
          <table:table-cell office:value-type="float" office:value="5.23454257739002" calcext:value-type="float">
            <text:p>5.2345425774</text:p>
          </table:table-cell>
          <table:table-cell table:number-columns-repeated="3"/>
        </table:table-row>
        <table:table-row table:style-name="ro1">
          <table:table-cell office:value-type="float" office:value="0.0000569800569801" calcext:value-type="float">
            <text:p>5.70E-05</text:p>
          </table:table-cell>
          <table:table-cell office:value-type="float" office:value="49.7888487688325" calcext:value-type="float">
            <text:p>49.7888487688</text:p>
          </table:table-cell>
          <table:table-cell table:number-columns-repeated="3"/>
        </table:table-row>
        <table:table-row table:style-name="ro1">
          <table:table-cell office:value-type="float" office:value="0.0000450359161431" calcext:value-type="float">
            <text:p>4.50E-05</text:p>
          </table:table-cell>
          <table:table-cell office:value-type="float" office:value="9.4465222070683" calcext:value-type="float">
            <text:p>9.4465222071</text:p>
          </table:table-cell>
          <table:table-cell table:number-columns-repeated="3"/>
        </table:table-row>
        <table:table-row table:style-name="ro1">
          <table:table-cell office:value-type="float" office:value="0.0000590911776872" calcext:value-type="float">
            <text:p>5.91E-05</text:p>
          </table:table-cell>
          <table:table-cell office:value-type="float" office:value="27.5278782857866" calcext:value-type="float">
            <text:p>27.5278782858</text:p>
          </table:table-cell>
          <table:table-cell table:number-columns-repeated="3"/>
        </table:table-row>
        <table:table-row table:style-name="ro1">
          <table:table-cell office:value-type="float" office:value="0.0000118371212121" calcext:value-type="float">
            <text:p>1.18E-05</text:p>
          </table:table-cell>
          <table:table-cell office:value-type="float" office:value="3.04060882950625" calcext:value-type="float">
            <text:p>3.0406088295</text:p>
          </table:table-cell>
          <table:table-cell table:number-columns-repeated="3"/>
        </table:table-row>
        <table:table-row table:style-name="ro1">
          <table:table-cell office:value-type="float" office:value="0.0000251610305958" calcext:value-type="float">
            <text:p>2.52E-05</text:p>
          </table:table-cell>
          <table:table-cell office:value-type="float" office:value="9.1414704098883" calcext:value-type="float">
            <text:p>9.1414704099</text:p>
          </table:table-cell>
          <table:table-cell table:number-columns-repeated="3"/>
        </table:table-row>
        <table:table-row table:style-name="ro1">
          <table:table-cell office:value-type="float" office:value="0.0000223047497965" calcext:value-type="float">
            <text:p>2.23E-05</text:p>
          </table:table-cell>
          <table:table-cell office:value-type="float" office:value="8.39914045247752" calcext:value-type="float">
            <text:p>8.3991404525</text:p>
          </table:table-cell>
          <table:table-cell table:number-columns-repeated="3"/>
        </table:table-row>
        <table:table-row table:style-name="ro1">
          <table:table-cell office:value-type="float" office:value="0.0000295941166896" calcext:value-type="float">
            <text:p>2.96E-05</text:p>
          </table:table-cell>
          <table:table-cell office:value-type="float" office:value="9.13338649274026" calcext:value-type="float">
            <text:p>9.1333864927</text:p>
          </table:table-cell>
          <table:table-cell table:number-columns-repeated="3"/>
        </table:table-row>
        <table:table-row table:style-name="ro1">
          <table:table-cell office:value-type="float" office:value="0.0000198341862033" calcext:value-type="float">
            <text:p>1.98E-05</text:p>
          </table:table-cell>
          <table:table-cell office:value-type="float" office:value="43.695295949602" calcext:value-type="float">
            <text:p>43.6952959496</text:p>
          </table:table-cell>
          <table:table-cell table:number-columns-repeated="3"/>
        </table:table-row>
        <table:table-row table:style-name="ro1">
          <table:table-cell office:value-type="float" office:value="0.0000307644977696" calcext:value-type="float">
            <text:p>3.08E-05</text:p>
          </table:table-cell>
          <table:table-cell office:value-type="float" office:value="4.09319946965523" calcext:value-type="float">
            <text:p>4.0931994697</text:p>
          </table:table-cell>
          <table:table-cell table:number-columns-repeated="3"/>
        </table:table-row>
        <table:table-row table:style-name="ro1">
          <table:table-cell office:value-type="float" office:value="0.0000287877479345" calcext:value-type="float">
            <text:p>2.88E-05</text:p>
          </table:table-cell>
          <table:table-cell office:value-type="float" office:value="9.40727016239064" calcext:value-type="float">
            <text:p>9.4072701624</text:p>
          </table:table-cell>
          <table:table-cell table:number-columns-repeated="3"/>
        </table:table-row>
        <table:table-row table:style-name="ro1">
          <table:table-cell office:value-type="float" office:value="0.0000134154358004" calcext:value-type="float">
            <text:p>1.34E-05</text:p>
          </table:table-cell>
          <table:table-cell office:value-type="float" office:value="23.5826961640624" calcext:value-type="float">
            <text:p>23.5826961641</text:p>
          </table:table-cell>
          <table:table-cell table:number-columns-repeated="3"/>
        </table:table-row>
        <table:table-row table:style-name="ro1">
          <table:table-cell office:value-type="float" office:value="0.0000122131437853" calcext:value-type="float">
            <text:p>1.22E-05</text:p>
          </table:table-cell>
          <table:table-cell office:value-type="float" office:value="29.2945672263514" calcext:value-type="float">
            <text:p>29.2945672264</text:p>
          </table:table-cell>
          <table:table-cell table:number-columns-repeated="3"/>
        </table:table-row>
        <table:table-row table:style-name="ro1">
          <table:table-cell office:value-type="float" office:value="0.0000229900912707" calcext:value-type="float">
            <text:p>2.30E-05</text:p>
          </table:table-cell>
          <table:table-cell office:value-type="float" office:value="18.7595334897388" calcext:value-type="float">
            <text:p>18.7595334897</text:p>
          </table:table-cell>
          <table:table-cell table:number-columns-repeated="3"/>
        </table:table-row>
        <table:table-row table:style-name="ro1">
          <table:table-cell office:value-type="float" office:value="0.0000398692289291" calcext:value-type="float">
            <text:p>3.99E-05</text:p>
          </table:table-cell>
          <table:table-cell office:value-type="float" office:value="12.7656622902728" calcext:value-type="float">
            <text:p>12.7656622903</text:p>
          </table:table-cell>
          <table:table-cell table:number-columns-repeated="3"/>
        </table:table-row>
        <table:table-row table:style-name="ro1">
          <table:table-cell office:value-type="float" office:value="0.0000287158281645" calcext:value-type="float">
            <text:p>2.87E-05</text:p>
          </table:table-cell>
          <table:table-cell office:value-type="float" office:value="8.06098385548392" calcext:value-type="float">
            <text:p>8.0609838555</text:p>
          </table:table-cell>
          <table:table-cell table:number-columns-repeated="3"/>
        </table:table-row>
        <table:table-row table:style-name="ro1">
          <table:table-cell office:value-type="float" office:value="0.000012189918937" calcext:value-type="float">
            <text:p>1.22E-05</text:p>
          </table:table-cell>
          <table:table-cell office:value-type="float" office:value="12.1349123403282" calcext:value-type="float">
            <text:p>12.1349123403</text:p>
          </table:table-cell>
          <table:table-cell table:number-columns-repeated="3"/>
        </table:table-row>
        <table:table-row table:style-name="ro1">
          <table:table-cell office:value-type="float" office:value="0.0000345119152387" calcext:value-type="float">
            <text:p>3.45E-05</text:p>
          </table:table-cell>
          <table:table-cell office:value-type="float" office:value="12.6450347099593" calcext:value-type="float">
            <text:p>12.64503471</text:p>
          </table:table-cell>
          <table:table-cell table:number-columns-repeated="3"/>
        </table:table-row>
        <table:table-row table:style-name="ro1">
          <table:table-cell office:value-type="float" office:value="0.0000143086080586" calcext:value-type="float">
            <text:p>1.43E-05</text:p>
          </table:table-cell>
          <table:table-cell office:value-type="float" office:value="6.85750819670959" calcext:value-type="float">
            <text:p>6.8575081967</text:p>
          </table:table-cell>
          <table:table-cell table:number-columns-repeated="3"/>
        </table:table-row>
        <table:table-row table:style-name="ro1">
          <table:table-cell office:value-type="float" office:value="0.0000124680506203" calcext:value-type="float">
            <text:p>1.25E-05</text:p>
          </table:table-cell>
          <table:table-cell office:value-type="float" office:value="20.955924765884" calcext:value-type="float">
            <text:p>20.9559247659</text:p>
          </table:table-cell>
          <table:table-cell table:number-columns-repeated="3"/>
        </table:table-row>
        <table:table-row table:style-name="ro1">
          <table:table-cell office:value-type="float" office:value="0.0000146385021885" calcext:value-type="float">
            <text:p>1.46E-05</text:p>
          </table:table-cell>
          <table:table-cell office:value-type="float" office:value="2.21319871601899" calcext:value-type="float">
            <text:p>2.213198716</text:p>
          </table:table-cell>
          <table:table-cell table:number-columns-repeated="3"/>
        </table:table-row>
        <table:table-row table:style-name="ro1">
          <table:table-cell office:value-type="float" office:value="0.0000148049448516" calcext:value-type="float">
            <text:p>1.48E-05</text:p>
          </table:table-cell>
          <table:table-cell office:value-type="float" office:value="7.485493607072" calcext:value-type="float">
            <text:p>7.4854936071</text:p>
          </table:table-cell>
          <table:table-cell table:number-columns-repeated="3"/>
        </table:table-row>
        <table:table-row table:style-name="ro1">
          <table:table-cell office:value-type="float" office:value="0.0000648277203332" calcext:value-type="float">
            <text:p>6.48E-05</text:p>
          </table:table-cell>
          <table:table-cell office:value-type="float" office:value="23.4369404730904" calcext:value-type="float">
            <text:p>23.436940473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3.4369404730904" calcext:value-type="float">
            <text:p>23.4369404731</text:p>
          </table:table-cell>
          <table:table-cell table:number-columns-repeated="3"/>
        </table:table-row>
        <table:table-row table:style-name="ro1">
          <table:table-cell office:value-type="float" office:value="0.0000672911283376" calcext:value-type="float">
            <text:p>6.73E-05</text:p>
          </table:table-cell>
          <table:table-cell office:value-type="float" office:value="10.9911258178225" calcext:value-type="float">
            <text:p>10.9911258178</text:p>
          </table:table-cell>
          <table:table-cell table:number-columns-repeated="3"/>
        </table:table-row>
        <table:table-row table:style-name="ro1">
          <table:table-cell office:value-type="float" office:value="0.0000714285714286" calcext:value-type="float">
            <text:p>7.14E-05</text:p>
          </table:table-cell>
          <table:table-cell office:value-type="float" office:value="13.6280633898352" calcext:value-type="float">
            <text:p>13.6280633898</text:p>
          </table:table-cell>
          <table:table-cell table:number-columns-repeated="3"/>
        </table:table-row>
        <table:table-row table:style-name="ro1">
          <table:table-cell office:value-type="float" office:value="0.0000341681757611" calcext:value-type="float">
            <text:p>3.42E-05</text:p>
          </table:table-cell>
          <table:table-cell office:value-type="float" office:value="24.1920762099951" calcext:value-type="float">
            <text:p>24.19207621</text:p>
          </table:table-cell>
          <table:table-cell table:number-columns-repeated="3"/>
        </table:table-row>
        <table:table-row table:style-name="ro1">
          <table:table-cell office:value-type="float" office:value="0.0000243762721367" calcext:value-type="float">
            <text:p>2.44E-05</text:p>
          </table:table-cell>
          <table:table-cell office:value-type="float" office:value="15.1491812777656" calcext:value-type="float">
            <text:p>15.1491812778</text:p>
          </table:table-cell>
          <table:table-cell table:number-columns-repeated="3"/>
        </table:table-row>
        <table:table-row table:style-name="ro1">
          <table:table-cell office:value-type="float" office:value="0.0000119243519115" calcext:value-type="float">
            <text:p>1.19E-05</text:p>
          </table:table-cell>
          <table:table-cell office:value-type="float" office:value="11.0993968509897" calcext:value-type="float">
            <text:p>11.099396851</text:p>
          </table:table-cell>
          <table:table-cell table:number-columns-repeated="3"/>
        </table:table-row>
        <table:table-row table:style-name="ro1">
          <table:table-cell office:value-type="float" office:value="0.0000333555703803" calcext:value-type="float">
            <text:p>3.34E-05</text:p>
          </table:table-cell>
          <table:table-cell office:value-type="float" office:value="6.79035872449449" calcext:value-type="float">
            <text:p>6.7903587245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6.79035872449449" calcext:value-type="float">
            <text:p>6.7903587245</text:p>
          </table:table-cell>
          <table:table-cell table:number-columns-repeated="3"/>
        </table:table-row>
        <table:table-row table:style-name="ro1">
          <table:table-cell office:value-type="float" office:value="0.0000227686703097" calcext:value-type="float">
            <text:p>2.28E-05</text:p>
          </table:table-cell>
          <table:table-cell office:value-type="float" office:value="39.1191516159399" calcext:value-type="float">
            <text:p>39.1191516159</text:p>
          </table:table-cell>
          <table:table-cell table:number-columns-repeated="3"/>
        </table:table-row>
        <table:table-row table:style-name="ro1">
          <table:table-cell office:value-type="float" office:value="0.0000389544622336" calcext:value-type="float">
            <text:p>3.90E-05</text:p>
          </table:table-cell>
          <table:table-cell office:value-type="float" office:value="6.64024366333905" calcext:value-type="float">
            <text:p>6.6402436633</text:p>
          </table:table-cell>
          <table:table-cell table:number-columns-repeated="3"/>
        </table:table-row>
        <table:table-row table:style-name="ro1">
          <table:table-cell office:value-type="float" office:value="0.0000392341494036" calcext:value-type="float">
            <text:p>3.92E-05</text:p>
          </table:table-cell>
          <table:table-cell office:value-type="float" office:value="7.87744852412221" calcext:value-type="float">
            <text:p>7.8774485241</text:p>
          </table:table-cell>
          <table:table-cell table:number-columns-repeated="3"/>
        </table:table-row>
        <table:table-row table:style-name="ro1">
          <table:table-cell office:value-type="float" office:value="0.000030734713322" calcext:value-type="float">
            <text:p>3.07E-05</text:p>
          </table:table-cell>
          <table:table-cell office:value-type="float" office:value="14.521711806793" calcext:value-type="float">
            <text:p>14.5217118068</text:p>
          </table:table-cell>
          <table:table-cell table:number-columns-repeated="3"/>
        </table:table-row>
        <table:table-row table:style-name="ro1">
          <table:table-cell office:value-type="float" office:value="0.0000400737356736" calcext:value-type="float">
            <text:p>4.01E-05</text:p>
          </table:table-cell>
          <table:table-cell office:value-type="float" office:value="25.4783997871416" calcext:value-type="float">
            <text:p>25.4783997871</text:p>
          </table:table-cell>
          <table:table-cell table:number-columns-repeated="3"/>
        </table:table-row>
        <table:table-row table:style-name="ro1">
          <table:table-cell office:value-type="float" office:value="0.0000592676884416" calcext:value-type="float">
            <text:p>5.93E-05</text:p>
          </table:table-cell>
          <table:table-cell office:value-type="float" office:value="11.2228680550665" calcext:value-type="float">
            <text:p>11.2228680551</text:p>
          </table:table-cell>
          <table:table-cell table:number-columns-repeated="3"/>
        </table:table-row>
        <table:table-row table:style-name="ro1">
          <table:table-cell office:value-type="float" office:value="0.0000300557534226" calcext:value-type="float">
            <text:p>3.01E-05</text:p>
          </table:table-cell>
          <table:table-cell office:value-type="float" office:value="15.3848543813941" calcext:value-type="float">
            <text:p>15.3848543814</text:p>
          </table:table-cell>
          <table:table-cell table:number-columns-repeated="3"/>
        </table:table-row>
        <table:table-row table:style-name="ro1">
          <table:table-cell office:value-type="float" office:value="0.0000484179436899" calcext:value-type="float">
            <text:p>4.84E-05</text:p>
          </table:table-cell>
          <table:table-cell office:value-type="float" office:value="47.6246310725132" calcext:value-type="float">
            <text:p>47.6246310725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47.6246310725132" calcext:value-type="float">
            <text:p>47.6246310725</text:p>
          </table:table-cell>
          <table:table-cell table:number-columns-repeated="3"/>
        </table:table-row>
        <table:table-row table:style-name="ro1">
          <table:table-cell office:value-type="float" office:value="0.0000168750738284" calcext:value-type="float">
            <text:p>1.69E-05</text:p>
          </table:table-cell>
          <table:table-cell office:value-type="float" office:value="7.47543550047766" calcext:value-type="float">
            <text:p>7.4754355005</text:p>
          </table:table-cell>
          <table:table-cell table:number-columns-repeated="3"/>
        </table:table-row>
        <table:table-row table:style-name="ro1">
          <table:table-cell office:value-type="float" office:value="0.0000242168864349" calcext:value-type="float">
            <text:p>2.42E-05</text:p>
          </table:table-cell>
          <table:table-cell office:value-type="float" office:value="13.3105831493906" calcext:value-type="float">
            <text:p>13.3105831494</text:p>
          </table:table-cell>
          <table:table-cell table:number-columns-repeated="3"/>
        </table:table-row>
        <table:table-row table:style-name="ro1">
          <table:table-cell office:value-type="float" office:value="0.0000492489534597" calcext:value-type="float">
            <text:p>4.92E-05</text:p>
          </table:table-cell>
          <table:table-cell office:value-type="float" office:value="12.914343208361" calcext:value-type="float">
            <text:p>12.9143432084</text:p>
          </table:table-cell>
          <table:table-cell table:number-columns-repeated="3"/>
        </table:table-row>
        <table:table-row table:style-name="ro1">
          <table:table-cell office:value-type="float" office:value="0.0000122306205817" calcext:value-type="float">
            <text:p>1.22E-05</text:p>
          </table:table-cell>
          <table:table-cell office:value-type="float" office:value="6.1758482027955" calcext:value-type="float">
            <text:p>6.1758482028</text:p>
          </table:table-cell>
          <table:table-cell table:number-columns-repeated="3"/>
        </table:table-row>
        <table:table-row table:style-name="ro1">
          <table:table-cell office:value-type="float" office:value="0.000069077470383" calcext:value-type="float">
            <text:p>6.91E-05</text:p>
          </table:table-cell>
          <table:table-cell office:value-type="float" office:value="17.8787964172383" calcext:value-type="float">
            <text:p>17.8787964172</text:p>
          </table:table-cell>
          <table:table-cell table:number-columns-repeated="3"/>
        </table:table-row>
        <table:table-row table:style-name="ro1">
          <table:table-cell office:value-type="float" office:value="0.0000250900104124" calcext:value-type="float">
            <text:p>2.51E-05</text:p>
          </table:table-cell>
          <table:table-cell office:value-type="float" office:value="4.02294065759974" calcext:value-type="float">
            <text:p>4.0229406576</text:p>
          </table:table-cell>
          <table:table-cell table:number-columns-repeated="3"/>
        </table:table-row>
        <table:table-row table:style-name="ro1">
          <table:table-cell office:value-type="float" office:value="0.0000686954729683" calcext:value-type="float">
            <text:p>6.87E-05</text:p>
          </table:table-cell>
          <table:table-cell office:value-type="float" office:value="15.6950552240256" calcext:value-type="float">
            <text:p>15.695055224</text:p>
          </table:table-cell>
          <table:table-cell table:number-columns-repeated="3"/>
        </table:table-row>
        <table:table-row table:style-name="ro1">
          <table:table-cell office:value-type="float" office:value="0.0000356036600563" calcext:value-type="float">
            <text:p>3.56E-05</text:p>
          </table:table-cell>
          <table:table-cell office:value-type="float" office:value="14.3682197039259" calcext:value-type="float">
            <text:p>14.3682197039</text:p>
          </table:table-cell>
          <table:table-cell table:number-columns-repeated="3"/>
        </table:table-row>
        <table:table-row table:style-name="ro1">
          <table:table-cell office:value-type="float" office:value="0.0000496456541436" calcext:value-type="float">
            <text:p>4.96E-05</text:p>
          </table:table-cell>
          <table:table-cell office:value-type="float" office:value="16.6544397538765" calcext:value-type="float">
            <text:p>16.6544397539</text:p>
          </table:table-cell>
          <table:table-cell table:number-columns-repeated="3"/>
        </table:table-row>
        <table:table-row table:style-name="ro1">
          <table:table-cell office:value-type="float" office:value="0.0000237188837893" calcext:value-type="float">
            <text:p>2.37E-05</text:p>
          </table:table-cell>
          <table:table-cell office:value-type="float" office:value="5.64017968219722" calcext:value-type="float">
            <text:p>5.6401796822</text:p>
          </table:table-cell>
          <table:table-cell table:number-columns-repeated="3"/>
        </table:table-row>
        <table:table-row table:style-name="ro1">
          <table:table-cell office:value-type="float" office:value="0.0000268254734696" calcext:value-type="float">
            <text:p>2.68E-05</text:p>
          </table:table-cell>
          <table:table-cell office:value-type="float" office:value="10.226199540488" calcext:value-type="float">
            <text:p>10.2261995405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.226199540488" calcext:value-type="float">
            <text:p>10.2261995405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.226199540488" calcext:value-type="float">
            <text:p>10.2261995405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.226199540488" calcext:value-type="float">
            <text:p>10.2261995405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.226199540488" calcext:value-type="float">
            <text:p>10.2261995405</text:p>
          </table:table-cell>
          <table:table-cell table:number-columns-repeated="3"/>
        </table:table-row>
        <table:table-row table:style-name="ro1">
          <table:table-cell office:value-type="float" office:value="0.0000387176707449" calcext:value-type="float">
            <text:p>3.87E-05</text:p>
          </table:table-cell>
          <table:table-cell office:value-type="float" office:value="40.1477353634413" calcext:value-type="float">
            <text:p>40.1477353634</text:p>
          </table:table-cell>
          <table:table-cell table:number-columns-repeated="3"/>
        </table:table-row>
        <table:table-row table:style-name="ro1">
          <table:table-cell office:value-type="float" office:value="0.0000398549280619" calcext:value-type="float">
            <text:p>3.99E-05</text:p>
          </table:table-cell>
          <table:table-cell office:value-type="float" office:value="5.75776483796408" calcext:value-type="float">
            <text:p>5.757764838</text:p>
          </table:table-cell>
          <table:table-cell table:number-columns-repeated="3"/>
        </table:table-row>
        <table:table-row table:style-name="ro1">
          <table:table-cell office:value-type="float" office:value="0.0000403404735972" calcext:value-type="float">
            <text:p>4.03E-05</text:p>
          </table:table-cell>
          <table:table-cell office:value-type="float" office:value="7.79789987877309" calcext:value-type="float">
            <text:p>7.7978998788</text:p>
          </table:table-cell>
          <table:table-cell table:number-columns-repeated="3"/>
        </table:table-row>
        <table:table-row table:style-name="ro1">
          <table:table-cell office:value-type="float" office:value="0.0000362377923937" calcext:value-type="float">
            <text:p>3.62E-05</text:p>
          </table:table-cell>
          <table:table-cell office:value-type="float" office:value="2.26347376607168" calcext:value-type="float">
            <text:p>2.26347376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00:14:21.205502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39:03.341187214</meta:creation-date>
    <dc:date>2019-02-18T00:20:37.750736786</dc:date>
    <meta:editing-duration>PT1H1M31S</meta:editing-duration>
    <meta:editing-cycles>14</meta:editing-cycles>
    <meta:generator>LibreOffice/5.1.6.2$Linux_X86_64 LibreOffice_project/10m0$Build-2</meta:generator>
    <meta:document-statistic meta:table-count="3" meta:cell-count="408" meta:object-count="0"/>
  </office:meta>
</office:document-meta>
</file>